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0792" calcext:value-type="float">
            <text:p>65.0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8784" calcext:value-type="float">
            <text:p>65.7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1456" calcext:value-type="float">
            <text:p>65.7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636" calcext:value-type="float">
            <text:p>66.1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8552" calcext:value-type="float">
            <text:p>66.1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5664" calcext:value-type="float">
            <text:p>63.6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0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6912" calcext:value-type="float">
            <text:p>60.6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9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9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5096" calcext:value-type="float">
            <text:p>52.9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8544" calcext:value-type="float">
            <text:p>52.3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8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8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4696" calcext:value-type="float">
            <text:p>53.5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4696" calcext:value-type="float">
            <text:p>53.5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9248" calcext:value-type="float">
            <text:p>53.4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8144" calcext:value-type="float">
            <text:p>52.9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7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0152" calcext:value-type="float">
            <text:p>52.2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2672" calcext:value-type="float">
            <text:p>53.3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7736" calcext:value-type="float">
            <text:p>51.2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6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6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5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5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5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8601</text:p>
          </table:table-cell>
          <table:table-cell office:value-type="string" calcext:value-type="string">
            <text:p>Morton Quad</text:p>
          </table:table-cell>
          <table:table-cell office:value-type="string" calcext:value-type="string">
            <text:p>195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7016" calcext:value-type="float">
            <text:p>45.4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